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2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18" style:family="paragraph" style:parent-style-name="Text_20_body" style:list-style-name="L1"/>
    <style:style style:name="P19" style:family="paragraph" style:parent-style-name="Text_20_body">
      <style:text-properties officeooo:rsid="0056d5b8" officeooo:paragraph-rsid="0056d5b8"/>
    </style:style>
    <style:style style:name="P20" style:family="paragraph" style:parent-style-name="Text_20_body">
      <style:text-properties officeooo:rsid="0056d5b8" officeooo:paragraph-rsid="005a65b9"/>
    </style:style>
    <style:style style:name="P21" style:family="paragraph" style:parent-style-name="Text_20_body">
      <style:paragraph-properties fo:break-before="pag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weight-complex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10" style:family="text">
      <style:text-properties fo:language="uk" fo:country="UA" fo:font-weight="normal" officeooo:rsid="00358211" fo:background-color="#ffffff" loext:char-shading-value="0" style:font-name-asian="Calibri" style:font-weight-asian="normal" style:font-name-complex="Times New Roman1" style:font-weight-complex="normal"/>
    </style:style>
    <style:style style:name="T11" style:family="text">
      <style:text-properties fo:language="uk" fo:country="UA" fo:font-weight="normal" officeooo:rsid="00387d19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3" style:family="text">
      <style:text-properties fo:font-weight="bold" style:font-name-asian="Times New Roman1" style:font-weight-asian="bold" style:font-size-complex="14pt"/>
    </style:style>
    <style:style style:name="T14" style:family="text">
      <style:text-properties fo:font-weight="bold" officeooo:rsid="00315b9d" style:font-name-asian="Times New Roman1" style:font-weight-asian="bold" style:font-size-complex="14pt"/>
    </style:style>
    <style:style style:name="T15" style:family="text">
      <style:text-properties fo:font-weight="bold" style:font-weight-asian="bold" style:font-size-complex="14pt" style:font-weight-complex="bold"/>
    </style:style>
    <style:style style:name="T16" style:family="text">
      <style:text-properties fo:font-weight="bold" officeooo:rsid="001d1fd5" style:font-weight-asian="bold" style:font-size-complex="14pt" style:font-weight-complex="bold"/>
    </style:style>
    <style:style style:name="T1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8" style:family="text">
      <style:text-properties officeooo:rsid="0012bbd1"/>
    </style:style>
    <style:style style:name="T19" style:family="text">
      <style:text-properties style:font-size-complex="14pt"/>
    </style:style>
    <style:style style:name="T20" style:family="text">
      <style:text-properties fo:font-weight="normal" style:font-weight-asian="normal" style:font-size-complex="14pt" style:font-weight-complex="normal"/>
    </style:style>
    <style:style style:name="T21" style:family="text">
      <style:text-properties fo:font-weight="normal" officeooo:rsid="001d1fd5" style:font-weight-asian="normal" style:font-size-complex="14pt" style:font-weight-complex="normal"/>
    </style:style>
    <style:style style:name="T22" style:family="text">
      <style:text-properties fo:font-weight="normal" officeooo:rsid="001f1e98" style:font-weight-asian="normal" style:font-size-complex="14pt" style:font-weight-complex="normal"/>
    </style:style>
    <style:style style:name="T23" style:family="text">
      <style:text-properties fo:font-weight="normal" officeooo:rsid="0021baa0" style:font-weight-asian="normal" style:font-size-complex="14pt" style:font-weight-complex="normal"/>
    </style:style>
    <style:style style:name="T24" style:family="text">
      <style:text-properties fo:font-weight="normal" officeooo:rsid="003dc7c1" style:font-weight-asian="normal" style:font-size-complex="14pt" style:font-weight-complex="normal"/>
    </style:style>
    <style:style style:name="T25" style:family="text">
      <style:text-properties fo:font-weight="normal" officeooo:rsid="003f1571" style:font-weight-asian="normal" style:font-size-complex="14pt" style:font-weight-complex="normal"/>
    </style:style>
    <style:style style:name="T26" style:family="text">
      <style:text-properties fo:font-weight="normal" officeooo:rsid="0040d746" style:font-weight-asian="normal" style:font-size-complex="14pt" style:font-weight-complex="normal"/>
    </style:style>
    <style:style style:name="T27" style:family="text">
      <style:text-properties fo:font-weight="normal" officeooo:rsid="0040f010" style:font-weight-asian="normal" style:font-size-complex="14pt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9" style:family="text">
      <style:text-properties officeooo:rsid="0046343f"/>
    </style:style>
    <style:style style:name="T30" style:family="text">
      <style:text-properties officeooo:rsid="0046e715"/>
    </style:style>
    <style:style style:name="T31" style:family="text">
      <style:text-properties officeooo:rsid="005806ab"/>
    </style:style>
    <style:style style:name="T32" style:family="text">
      <style:text-properties officeooo:rsid="00590787"/>
    </style:style>
    <style:style style:name="T33" style:family="text">
      <style:text-properties officeooo:rsid="005a65b9"/>
    </style:style>
    <style:style style:name="T34" style:family="text">
      <style:text-properties officeooo:rsid="005a89a4"/>
    </style:style>
    <style:style style:name="T35" style:family="text">
      <style:text-properties officeooo:rsid="005c16c1"/>
    </style:style>
    <style:style style:name="T36" style:family="text">
      <style:text-properties officeooo:rsid="005d0e1f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3in" draw:visible-area-height="1.9783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5">Дніпровський національний університет<text:line-break/>залізничного транспорту імені академіка В. Лазаряна</text:p>
      <text:p text:style-name="P6"/>
      <text:p text:style-name="P7">Кафедра «Комп'ютерні інформаційні технології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3">Лабораторна робота №</text:span><text:span text:style-name="T14">2</text:span></text:p>
      <text:p text:style-name="P11"><text:span text:style-name="T13"><text:line-break/></text:span><text:span text:style-name="T3">з дисципліни «</text:span><text:span text:style-name="T4">Конструювання програмного забезпечення</text:span><text:span text:style-name="T17">»</text:span></text:p>
      <text:p text:style-name="P10"/>
      <text:p text:style-name="P16"><text:span text:style-name="T5">на тему: </text:span><text:span text:style-name="T8">«Вивчення процедур уніфікації терм</text:span><text:span text:style-name="T10">ів</text:span><text:span text:style-name="T8"> та контролю логічного виводу</text:span><text:span text:style-name="T8"> в ПРОЛОГ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>Виконав:</text:p>
      <text:p text:style-name="P13">студент гр.ПЗ1911 </text:p>
      <text:p text:style-name="P13">Сафонов Д.Є.</text:p>
      <text:p text:style-name="P13">Прийня<text:span text:style-name="T18">в</text:span>: </text:p>
      <text:p text:style-name="P14">Іванов О.П.</text:p>
      <text:p text:style-name="P15"/>
      <text:p text:style-name="P15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1"><text:span text:style-name="T6">Тема. </text:span><text:span text:style-name="T9">Вивчення процедур уніфікації терм</text:span><text:span text:style-name="T10">ів</text:span><text:span text:style-name="T9"> та контролю логічного виводу</text:span><text:span text:style-name="T9"> в ПРОЛОГ.</text:span></text:p>
      <text:p text:style-name="Text_20_body"><text:span text:style-name="T7">Мета.</text:span><text:span text:style-name="T12"> </text:span><text:span text:style-name="T9">Вивчення правил пошуку рішень на основі стратегії пошуку з поверненням в логічн</text:span><text:span text:style-name="T11">их</text:span><text:span text:style-name="T9"> програми.</text:span></text:p>
      <text:p text:style-name="Text_20_body"><text:span text:style-name="T15">Завдання.</text:span><text:span text:style-name="T19"> </text:span><text:span text:style-name="T20">Розробка програм управління </text:span><text:span text:style-name="T26">обчислюваль</text:span><text:span text:style-name="T20">ними процесами з використанням предикатів: - </text:span><text:span text:style-name="T24">fail</text:span><text:span text:style-name="T20">; - !; - </text:span><text:span text:style-name="T24">not</text:span><text:span text:style-name="T20">(...), </text:span><text:span text:style-name="T27">для реалізації</text:span><text:span text:style-name="T20"> процедур обробки компонентів векторів і матриць (</text:span><text:span text:style-name="T27">з</text:span><text:span text:style-name="T20"> </text:span><text:span text:style-name="T25">ЛР</text:span><text:span text:style-name="T20">1). Створити програму на основі фактів (кількість фактів 10-20 штук), </text:span><text:span text:style-name="T21">яка оброблює тривимірні матриці(</text:span><text:span text:style-name="T28">варіант 3</text:span><text:span text:style-name="T21">).</text:span></text:p>
      <text:p text:style-name="Text_20_body"><text:span text:style-name="T16">Текст програми. </text:span><text:a xlink:type="simple" xlink:href="https://github.com/dazzlemon/diit_121-ipz_y3_kpz/blob/main/1/src/main.pl" text:style-name="Internet_20_link" text:visited-style-name="Visited_20_Internet_20_Link"><text:span text:style-name="T23">g</text:span></text:a><text:a xlink:type="simple" xlink:href="https://github.com/dazzlemon/diit_121-ipz_y3_kpz/blob/main/1/src/main.pl" text:style-name="Internet_20_link" text:visited-style-name="Visited_20_Internet_20_Link"><text:span text:style-name="T22">ithub</text:span></text:a></text:p>
      <text:p text:style-name="P3"/>
      <text:h text:style-name="Heading_20_1" text:outline-level="1">Правила уніфікації терм<text:span text:style-name="T30">ів</text:span> в логічних програмах</text:h>
      <text:list xml:id="list1663439592" text:style-name="L1">
        <text:list-item>
          <text:p text:style-name="P18">Атоми уніфікуються тільки якщо це один й той самий атом(наприклад ‘atom=atom.’).</text:p>
        </text:list-item>
        <text:list-item>
          <text:p text:style-name="P18">Числа уніфікуються тільки якщо це одне й те саме число(наприклад ‘3=3.’).</text:p>
        </text:list-item>
        <text:list-item>
          <text:p text:style-name="P18">Структури уніфікуються тільки якщо вони мають однаковий функтор, однакову арність і усі їх аргументи уніфікуються.</text:p>
        </text:list-item>
        <text:list-item>
          <text:p text:style-name="P18">Вільна змінна уніфікується з будь-якими термами. У результаті ця змінна стане конкретизованою цим термом.</text:p>
        </text:list-item>
        <text:list-item>
          <text:p text:style-name="P18">Конкретизована змінна уніфікується з іншим термом тільки якщо цей терм уніфікується із термом, який конкретизував змінну.</text:p>
        </text:list-item>
      </text:list>
      <text:h text:style-name="Heading_20_1" text:outline-level="1">Короткий опис предикатів <text:span text:style-name="T29">fail, </text:span>!, not() і приклади їх використання</text:h>
      <text:p text:style-name="P19"><text:span text:style-name="T35">f</text:span>ail/<text:span text:style-name="T31">0 — </text:span><text:span text:style-name="T34">зупиняє виконання процедури(терми вказані після цього предикату не виконуються.</text:span></text:p>
      <text:p text:style-name="P20">! <text:span text:style-name="T32">aka cut — </text:span><text:span text:style-name="T33">не дозволяє повертатися до термів написаних до цього </text:span><text:span text:style-name="T34">предикату.</text:span></text:p>
      <text:p text:style-name="P19">not — <text:span text:style-name="T36">виконується тільки тоді коли аргумент не виконується.</text:span></text:p>
      <text:h text:style-name="Heading_20_1" text:outline-level="1">Приклади постановки цілей для різних випадків та результати рішення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1T19:24:29.245227617</dc:date>
    <meta:editing-duration>PT2H18M29S</meta:editing-duration>
    <meta:editing-cycles>66</meta:editing-cycles>
    <meta:generator>LibreOffice/7.1.6.2.0$Linux_X86_64 LibreOffice_project/10$Build-2</meta:generator>
    <meta:document-statistic meta:table-count="0" meta:image-count="0" meta:object-count="1" meta:page-count="2" meta:paragraph-count="29" meta:word-count="242" meta:character-count="1795" meta:non-whitespace-character-count="1578"/>
  </office:meta>
</office:document-meta>
</file>